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10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formula="of:=SUM([.B2:.F2])" office:value-type="float" office:value="22200">
            <text:p>22200</text:p>
          </table:table-cell>
          <table:table-cell table:style-name="ce8" table:formula="of:=SUM([.B19:.F19])" office:value-type="float" office:value="1480.77380952381">
            <text:p>1480.7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1480.77380952381">
            <text:p>1480.7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480.77380952381">
            <text:p>1480.7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6" table:formula="of:=SUM([.B19:.F19])" office:value-type="float" office:value="1480.77380952381">
            <text:p>1480.7738095238</text:p>
          </table:table-cell>
          <table:table-cell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1480.77380952381">
            <text:p>1480.7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80.77380952381">
            <text:p>1480.7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80.77380952381">
            <text:p>1480.7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80.77380952381">
            <text:p>1480.7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1480.77380952381">
            <text:p>1480.7738095238</text:p>
          </table:table-cell>
          <table:table-cell office:value-type="string">
            <text:p>Հասմիկ Դ․</text:p>
          </table:table-cell>
          <table:table-cell office:value-type="float" office:value="2500">
            <text:p>25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1480.77380952381">
            <text:p>1480.7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1480.77380952381">
            <text:p>1480.7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1480.77380952381">
            <text:p>1480.7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];[.D19];[.E19];[.F19])" office:value-type="float" office:value="1230.77380952381">
            <text:p>1230.7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581.25">
            <text:p>581.25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1480.77380952381">
            <text:p>1480.7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 table:number-columns-repeated="2"/>
          <table:table-cell table:style-name="Default"/>
          <table:table-cell table:style-name="Default" table:formula="of:=SUM([.B19:.F19])" office:value-type="float" office:value="1480.77380952381">
            <text:p>1480.7738095238</text:p>
          </table:table-cell>
          <table:table-cell office:value-type="string">
            <text:p>Արման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1480.77380952381">
            <text:p>1480.7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6" office:value-type="float" office:value="262.5">
            <text:p>262.5</text:p>
          </table:table-cell>
          <table:table-cell table:style-name="Default" table:number-columns-repeated="3"/>
          <table:table-cell table:style-name="ce7" office:value-type="float" office:value="4000">
            <text:p>4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7/10/2015</text:date>, <text:time>10:5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10T10:54:27</dc:date>
    <meta:editing-duration>PT13H33M53S</meta:editing-duration>
    <meta:editing-cycles>547</meta:editing-cycles>
    <meta:generator>OpenOffice/4.1.1$Unix OpenOffice.org_project/411m6$Build-9775</meta:generator>
    <dc:creator>employee employee</dc:creator>
    <meta:document-statistic meta:table-count="5" meta:cell-count="1145" meta:object-count="0"/>
  </office:meta>
</office:document-meta>
</file>